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 style:list-style-name="L1">
      <style:paragraph-properties fo:margin-top="0in" fo:margin-bottom="0in" loext:contextual-spacing="false" fo:orphans="2" fo:widows="2" fo:padding="0in" fo:border="none"/>
    </style:style>
    <style:style style:name="T1" style:family="text">
      <style:text-properties style:font-name="inherit" fo:font-weight="normal" loext:padding="0in" loext:border="none"/>
    </style:style>
    <style:style style:name="T2" style:family="text">
      <style:text-properties style:font-name-asian="inherit" style:font-weight-asian="normal" loext:padding="0in" loext:border="non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「接下來是今天最後一樣商品。」</text:p>
      <text:p text:style-name="Standard"/>
      <text:p text:style-name="P1"><text:tab/>穿著深黑色西裝的主持人念著手上的商品明錄，走到舞台前，這時燈光奏暗，只剩下舞台正中的位置打著明晃晃地燈，彷彿是覺得給人親眼見證會比解釋要好，主持人沒再多說什麼，只是等著舞台上的東西升起。</text:p>
      <text:p text:style-name="P1"/>
      <text:p text:style-name="P1"><text:tab/>正因任務而呆在此處的時侍，只覺得這樣的流程完全是在浪費他的時間，他恨不得放下競標的牌子，並且現在就開始做點伏地挺身之類的運動，但他不是因為在乎別人的眼光所以才不這麼做，而是因為任務不能夠太過顯眼，才不得不妥協。</text:p>
      <text:p text:style-name="P1"/>
      <text:p text:style-name="P1"><text:tab/>在他幾乎在1秒內在腦內抱怨完這些以後，舞台上的東西才完全地升起，正方形的籠子被布包裹著，更添了些神秘感，正紅色的布料甚至能看出珍品的質感，主持人也沒多說，手一抬就扯下布罩。</text:p>
      <text:p text:style-name="P1"><text:tab/></text:p>
      <text:p text:style-name="P1"><text:tab/>裡頭是一個人。</text:p>
      <text:p text:style-name="P1"/>
      <text:p text:style-name="P1"><text:tab/>時侍甚至在布還沒完全被拉下時，就確定了這定是他這次任務該拍下來的目標，在裡頭的是一個長相英俊的男子，身上只有一件單薄的上衣，幾乎是快要碰地的、水藍色的柔順長髮，不管怎麼看，都不會有人懷疑他為何是整個拍賣中最好的商品。</text:p>
      <text:p text:style-name="P1"/>
      <text:p text:style-name="P1"><text:tab/>而其他人沒看出來的時侍看出來了，這個傢伙的眼神，很微妙、不像是一件商品該有的眼神，似乎是不可思議地，彷彿在時侍看向他的眼睛時，對方也正好看著自己。</text:p>
      <text:p text:style-name="P1"/>
      <text:p text:style-name="P1"><text:tab/>「克勞澤‧維特斯托克，想必聽到這個名字，各位就已曉得此商品的價值。」</text:p>
      <text:p text:style-name="P1"/>
      <text:p text:style-name="P1"><text:tab/>主持人語出驚人，沒有人不知道這個名字代表的意義，在過去強盛的帝國，維特斯托克甚至會寫在歷史課本上，而在那好幾百年以後的現在，竟能再次見到其後代，而且竟然是在這場拍賣場上，克勞澤不管是外貌條件吸引人，甚至連血統都能為了有收藏癖的買家服務。</text:p>
      <text:p text:style-name="P1"/>
      <text:p text:style-name="P1"><text:tab/>而聽到名字的時侍，也了解了為何自己的頂頭上司，交待他這個商品絕不能交給他人，也了解了不管花多少錢都要拍到此人的理由。</text:p>
      <text:p text:style-name="P1"/>
      <text:p text:style-name="P1"><text:tab/>「五千萬。」</text:p>
      <text:p text:style-name="P1"/>
      <text:p text:style-name="P1"><text:tab/>時侍不愧是時侍，在主持人話語落下以後，他也不浪費任何時間就直接舉起牌子，喊出價格。當然，這個價格確實是太少，很快就有人往上加，不過要贏過時侍背後整個組織的財力還是有點力不從心，最終，還是由時侍拍下了克勞澤。</text:p>
      <text:p text:style-name="P1"/>
      <text:p text:style-name="P1"><text:tab/>在所有事情都搞定以後，時侍見到克勞澤時，或許是這輩子最驚訝的一次。</text:p>
      <text:p text:style-name="P1"/>
      <text:p text:style-name="P1"><text:tab/>這是他們第一次見。</text:p>
      <text:p text:style-name="P1"/>
      <text:p text:style-name="P1"><text:tab/>但克勞澤完全不像一件被拍賣的物品，他的行為舉止有禮，而且能跟上時侍的說話速度，更讓時侍震驚的是，克勞澤也在極短的時間內道破了時侍的意圖，關於拍下他的理由是與任務有關。</text:p>
      <text:p text:style-name="P1"/>
      <text:p text:style-name="P1"><text:tab/>「我原本在追查一個窮凶惡極的罪犯，不過、這次似乎又是我輸了。」</text:p>
      <text:p text:style-name="P1"/>
      <text:p text:style-name="P1"><text:tab/>克勞澤這麼說道，時侍能從克勞澤的言談中發現，克勞澤確實是聰明人，而且有強烈地，讓人想要追隨的個氣場。</text:p>
      <text:p text:style-name="P1"/>
      <text:p text:style-name="P1"><text:soft-page-break/><text:tab/>至少，比自己那些在其位不做其事的頂頭上司還來得要強。</text:p>
      <text:p text:style-name="P1"/>
      <text:p text:style-name="P1"><text:tab/>似乎有什麼東西，悄悄地在時侍的心中種下火苗。</text:p>
      <text:p text:style-name="P1"/>
      <text:p text:style-name="P1"><text:tab/>而，這就是他們第一次見。</text:p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01:18:47.813013206</meta:creation-date>
    <dc:date>2022-04-01T05:52:43.581200538</dc:date>
    <meta:editing-duration>PT2H37M5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22" meta:word-count="1072" meta:character-count="1094" meta:non-whitespace-character-count="1072"/>
  </office:meta>
</office:document-meta>
</file>